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72.71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36"/>
    <style:style style:name="ce10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36" calcext:value-type="float">
            <text:p>-6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975" calcext:value-type="float">
            <text:p>-975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10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6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6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4:.C81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5" table:formula="of:=SUM([.C84:.C88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3:.C104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6])" office:value-type="float" office:value="5207.61" calcext:value-type="float">
            <text:p>5207.61</text:p>
          </table:table-cell>
          <table:table-cell table:formula="of:=SUM([.D1:.D106])" office:value-type="float" office:value="5207.61" calcext:value-type="float">
            <text:p>520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6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7];[.D127])" office:value-type="float" office:value="-636.52" calcext:value-type="float">
            <text:p>-636.52</text:p>
          </table:table-cell>
          <table:table-cell table:number-columns-repeated="3"/>
        </table:table-row>
      </table:table>
      <table:table table:name="expenses-2020" table:style-name="ta1">
        <table:table-column table:style-name="co8" table:default-cell-style-name="Default"/>
        <table:table-column table:style-name="co1" table:default-cell-style-name="ce6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C40:.C59])" office:value-type="float" office:value="891.4" calcext:value-type="float">
            <text:p>891.4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acc grant related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69])" office:value-type="float" office:value="2372.59" calcext:value-type="float">
            <text:p>2372.59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76:.C82])" office:value-type="float" office:value="-931.38" calcext:value-type="float">
            <text:p>-931.38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70]; [.C83])" office:value-type="float" office:value="1441.21" calcext:value-type="float">
            <text:p>1441.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00-00-00</text:date>, <text:time style:data-style-name="N2" text:time-value="21:55:06.094260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8T21:58:30.678964094</dc:date>
    <meta:editing-duration>P2DT8H37M58S</meta:editing-duration>
    <meta:editing-cycles>314</meta:editing-cycles>
    <meta:generator>LibreOffice/6.0.7.3$Linux_X86_64 LibreOffice_project/00m0$Build-3</meta:generator>
    <meta:document-statistic meta:table-count="6" meta:cell-count="1087" meta:object-count="0"/>
  </office:meta>
</office:document-meta>
</file>